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ff0000" svg:stroke-linecap="square" svg:stroke-opacity="1" svg:stroke-width="1.133860232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custom-shape draw:style-name="gr1" xml:id="shape-1" draw:id="shape-1" draw:layer="" draw:transform="matrix(0.71954433049 -0.69444651086 -0.69444651086 -0.71954433049 262.75328649108pt 518.26573812838pt)" svg:width="163.41183662491pt" svg:height="108.45595382578pt">
          <draw:enhanced-geometry svg:viewBox="0 0 21600 21600" draw:modifiers="114.649 50.4412 7990.64" draw:enhanced-path="B?f3 ?f3 ?f20 ?f20 ?f19 ?f18 ?f17 ?f16 W0 0 21600 21600 ?f9 ?f8 ?f11 ?f10 L?f24 ?f23 ?f36 ?f35 ?f29 ?f28 Z N">
            <draw:equation draw:name="f0" draw:formula="$0"/>
            <draw:equation draw:name="f1" draw:formula="$1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" draw:formula="$2"/>
            <draw:equation draw:name="f20" draw:formula="21600-?f3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" draw:formula="10800+$2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handle draw:handle-position="$0 10800" draw:handle-polar="10800 10800" draw:handle-radius-range-minimum="10800" draw:handle-radius-range-maximum="10800"/>
            <draw:handle draw:handle-position="$1 $2" draw:handle-polar="10800 10800" draw:handle-radius-range-minimum="48" draw:handle-radius-range-maximum="10800"/>
          </draw:enhanced-geometry>
          <draw:glue-point draw:id="4" svg:x="0.50000000000pt" svg:y="0.50000000000pt" draw:align="center"/>
        </draw:custom-shape>
        <draw:custom-shape draw:style-name="gr1" xml:id="shape-2" draw:id="shape-2" draw:layer="" draw:transform="matrix(-0.68572402848 -0.72786163298 0.72786163298 -0.68572402848 273.28497192350pt 433.09766773572pt)" svg:width="114.37740844330pt" svg:height="26.80302318115pt">
          <draw:enhanced-geometry svg:viewBox="0 0 100 100" draw:modifiers="60 35" draw:enhanced-path="M$0 $1 L$0 0 width ?HalfHeight $0 height $0 ?LowerCorner 0 ?LowerCorner 0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2</meta:generator>
    <dc:title/>
    <meta:initial-creator>Unknown</meta:initial-creator>
    <meta:editing-cycles>2</meta:editing-cycles>
    <dc:date>2014-01-04T12:07:52</dc:date>
    <meta:creation-date>2008-10-27T22:59:39</meta:creation-date>
    <dc:creator>Elián Hanisch</dc:creator>
    <meta:user-defined meta:name="email">lambdae2@gmail.com</meta:user-defined>
  </office:meta>
</office:document-meta>
</file>